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43.01" calcext:value-type="float">
            <text:p>243.0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9.29" calcext:value-type="float">
            <text:p>249.2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2.69" calcext:value-type="float">
            <text:p>242.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43.27" calcext:value-type="float">
            <text:p>243.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54.93" calcext:value-type="float">
            <text:p>254.9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0.03" calcext:value-type="float">
            <text:p>240.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46.84" calcext:value-type="float">
            <text:p>246.8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9.41" calcext:value-type="float">
            <text:p>249.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0.91" calcext:value-type="float">
            <text:p>240.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40.59" calcext:value-type="float">
            <text:p>240.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97.99" calcext:value-type="float">
            <text:p>297.9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37.15" calcext:value-type="float">
            <text:p>237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50.6" calcext:value-type="float">
            <text:p>250.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5.15" calcext:value-type="float">
            <text:p>285.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38.93" calcext:value-type="float">
            <text:p>238.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40.59" calcext:value-type="float">
            <text:p>240.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49.29" calcext:value-type="float">
            <text:p>249.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37.15" calcext:value-type="float">
            <text:p>237.1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722.91" calcext:value-type="float">
            <text:p>722.9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705.97" calcext:value-type="float">
            <text:p>705.9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446.98" calcext:value-type="float">
            <text:p>446.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734.08" calcext:value-type="float">
            <text:p>734.0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716.98" calcext:value-type="float">
            <text:p>716.9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43.93" calcext:value-type="float">
            <text:p>443.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725.15" calcext:value-type="float">
            <text:p>725.1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701.32" calcext:value-type="float">
            <text:p>701.3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55.99" calcext:value-type="float">
            <text:p>455.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722.07" calcext:value-type="float">
            <text:p>722.07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711.72" calcext:value-type="float">
            <text:p>711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48.65" calcext:value-type="float">
            <text:p>448.6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720.64" calcext:value-type="float">
            <text:p>720.6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704.15" calcext:value-type="float">
            <text:p>704.15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61.98" calcext:value-type="float">
            <text:p>461.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2:.B16])" office:value-type="float" office:value="720.64" calcext:value-type="float">
            <text:p>720.6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2:.F16])" office:value-type="float" office:value="701.32" calcext:value-type="float">
            <text:p>701.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2:.J16])" office:value-type="float" office:value="443.93" calcext:value-type="float">
            <text:p>443.9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03.51" calcext:value-type="float">
            <text:p>403.5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60.47" calcext:value-type="float">
            <text:p>360.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25.56" calcext:value-type="float">
            <text:p>3325.5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07.6" calcext:value-type="float">
            <text:p>2107.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53.59" calcext:value-type="float">
            <text:p>353.5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316" calcext:value-type="float">
            <text:p>33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67.92" calcext:value-type="float">
            <text:p>2167.9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09.77" calcext:value-type="float">
            <text:p>330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12.21" calcext:value-type="float">
            <text:p>2112.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44.91" calcext:value-type="float">
            <text:p>344.9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540.63" calcext:value-type="float">
            <text:p>3540.63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46.43" calcext:value-type="float">
            <text:p>2146.4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1:.B25])" office:value-type="float" office:value="344.91" calcext:value-type="float">
            <text:p>344.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1:.F25])" office:value-type="float" office:value="3280.55" calcext:value-type="float">
            <text:p>3280.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1:.J25])" office:value-type="float" office:value="2101.33" calcext:value-type="float">
            <text:p>2101.3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1:.B25])" office:value-type="float" office:value="363.062" calcext:value-type="float">
            <text:p>363.06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632.84" calcext:value-type="float">
            <text:p>1632.84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249.7" calcext:value-type="float">
            <text:p>1249.7</text:p>
          </table:table-cell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634.04" calcext:value-type="float">
            <text:p>1634.04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268.39" calcext:value-type="float">
            <text:p>1268.39</text:p>
          </table:table-cell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602.98" calcext:value-type="float">
            <text:p>1602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233.9" calcext:value-type="float">
            <text:p>1233.9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0:.B34])" office:value-type="float" office:value="1591.48" calcext:value-type="float">
            <text:p>1591.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0:.F34])" office:value-type="float" office:value="1215.86" calcext:value-type="float">
            <text:p>1215.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VG</text:p>
          </table:table-cell>
          <table:table-cell table:formula="of:=AVERAGE([.F30:.F34])" office:value-type="float" office:value="1239.4" calcext:value-type="float">
            <text:p>1239.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04.27" calcext:value-type="float">
            <text:p>2004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3.18" calcext:value-type="float">
            <text:p>2033.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699.47" calcext:value-type="float">
            <text:p>1699.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85.06" calcext:value-type="float">
            <text:p>208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065.08" calcext:value-type="float">
            <text:p>2065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61.14" calcext:value-type="float">
            <text:p>2061.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011.72" calcext:value-type="float">
            <text:p>201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30.4" calcext:value-type="float">
            <text:p>2030.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670.85" calcext:value-type="float">
            <text:p>1670.8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25.57" calcext:value-type="float">
            <text:p>2125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996.01" calcext:value-type="float">
            <text:p>1996.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2018.11" calcext:value-type="float">
            <text:p>2018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9:.J43])" office:value-type="float" office:value="1667.32" calcext:value-type="float">
            <text:p>1667.3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759.27" calcext:value-type="float">
            <text:p>4759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09.23" calcext:value-type="float">
            <text:p>3309.2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917.98" calcext:value-type="float">
            <text:p>4917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245.11" calcext:value-type="float">
            <text:p>3245.1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707" calcext:value-type="float">
            <text:p>470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37.64" calcext:value-type="float">
            <text:p>3337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763.2" calcext:value-type="float">
            <text:p>4763.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323.44" calcext:value-type="float">
            <text:p>3323.4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8:.B52])" office:value-type="float" office:value="4551.42" calcext:value-type="float">
            <text:p>4551.4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8:.F52])" office:value-type="float" office:value="3217.83" calcext:value-type="float">
            <text:p>321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8:.B52])" office:value-type="float" office:value="4739.774" calcext:value-type="float">
            <text:p>4739.77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2:03:10.133681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4:10.519940240</meta:creation-date>
    <meta:generator>LibreOffice/24.2.5.2$Linux_X86_64 LibreOffice_project/420$Build-2</meta:generator>
    <dc:date>2024-09-02T12:09:47.011126820</dc:date>
    <meta:editing-duration>PT41M9S</meta:editing-duration>
    <meta:editing-cycles>38</meta:editing-cycles>
    <meta:document-statistic meta:table-count="1" meta:cell-count="327" meta:object-count="0"/>
  </office:meta>
</office:document-meta>
</file>